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2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>
            <text:p>Besøg på museum efter besøg, alder og køn efter tid, alder og køn og</text:p>
          </table:table-cell>
          <table:table-cell table:number-columns-repeated="16383"/>
        </table:table-row>
        <table:table-row table:style-name="ro1">
          <table:table-cell office:value-type="string">
            <text:p>besøg</text:p>
          </table:table-cell>
          <table:table-cell table:number-columns-repeated="16383"/>
        </table:table-row>
        <table:table-row table:style-name="ro1">
          <table:table-cell office:value-type="string">
            <text:p>2021K4</text:p>
          </table:table-cell>
          <table:table-cell table:number-columns-repeated="1638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nden for de seneste 3 måneder</text:p>
          </table:table-cell>
          <table:table-cell office:value-type="string">
            <text:p>Mellem 3-6 måneder siden</text:p>
          </table:table-cell>
          <table:table-cell office:value-type="string">
            <text:p>Mellem et halvt og et helt år siden</text:p>
          </table:table-cell>
          <table:table-cell office:value-type="string">
            <text:p>Mellem 1 og 3 år siden</text:p>
          </table:table-cell>
          <table:table-cell office:value-type="string">
            <text:p>Mellem 3 og 5 år siden</text:p>
          </table:table-cell>
          <table:table-cell office:value-type="string">
            <text:p>Mere end 5 år siden</text:p>
          </table:table-cell>
          <table:table-cell office:value-type="string">
            <text:p>Aldrig været på et museum</text:p>
          </table:table-cell>
          <table:table-cell office:value-type="string">
            <text:p>Ønsker ikke at svare</text:p>
          </table:table-cell>
          <table:table-cell office:value-type="string">
            <text:p>Ved ikk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I alt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Mænd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Kvinde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16-24 år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25-34 år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35-44 år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45-54 år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55-64 år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65-74 å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75 år og derover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Spørgsmål til respondenter: Hvornår har du senest besøgt et museum? </text:p>
          </table:table-cell>
          <table:table-cell table:number-columns-repeated="16383"/>
        </table:table-row>
        <table:table-row table:style-name="ro1">
          <table:table-cell office:value-type="string">
            <text:p>Pct. af befolkningen 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xhtml="http://www.w3.org/1999/xhtml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D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1" style:display-name="PageStyle_Ark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</meta:initial-creator>
    <dc:creator>Maria Messerschmidt</dc:creator>
    <meta:creation-date>2024-04-11T09:03:42</meta:creation-date>
    <dc:date>2024-04-30T07:54:52</dc:date>
    <meta:generator>LibreOffice/24.2.2.2$MacOSX_AARCH64 LibreOffice_project/d56cc158d8a96260b836f100ef4b4ef25d6f1a01</meta:generator>
    <meta:document-statistic meta:table-count="1" meta:cell-count="115" meta:object-count="0"/>
    <meta:user-defined meta:name="AppVersion">16.0300</meta:user-defined>
  </office:meta>
</office:document-meta>
</file>